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5"/>
            </table:table-cell>
            <table:covered-table-cell/>
            <table:covered-table-cell/>
            <table:table-cell table:style-name="Table1.A1" table:number-columns-spanned="3" office:value-type="string">
              <text:p text:style-name="P12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2"/>
            </table:table-cell>
            <table:covered-table-cell/>
            <table:covered-table-cell/>
            <table:table-cell table:style-name="Table1.A1" office:value-type="string">
              <text:p text:style-name="P5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2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8"/>
            <text:p text:style-name="P8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8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8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8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8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3"><text:s text:c="5"/></text:p>
            <text:p text:style-name="P13"><text:s text:c="5"/></text:p>
            <text:p text:style-name="P13"><text:s text:c="6"/></text:p>
            <text:p text:style-name="P8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2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street2">&lt;get_s3_city_zip(o.cons_loca)&gt;</text:placeholder></text:p>
            <text:p text:style-name="P14"><text:placeholder text:placeholder-type="text" text:description="o.partner_id.street3">&lt;get_state_country(o.cons_loca)&gt;</text:placeholder> <text:s/></text:p>
            <text:p text:style-name="P14"><text:s/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12"/>
            <text:p text:style-name="P12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8"><text:s text:c="3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8"><text:s text:c="2"/></text:p>
            <text:p text:style-name="P8"><text:s text:c="8"/><text:placeholder text:placeholder-type="text">&lt;o.lc_no or ''&gt;</text:placeholder> </text:p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2"/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6"><text:s/><text:span text:style-name="T2"><text:placeholder text:placeholder-type="text">&lt;(o.delivery_order_id and o.delivery_order_id.bag_detail or '').upper()&gt;</text:placeholder></text:span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><text:placeholder text:placeholder-type="text">&lt;o.disc_goods or ""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3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3"><text:placeholder text:placeholder-type="text">&lt;s_tot(line.price_subtotal)&gt;</text:placeholder></text:p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/>
          </table:table-cell>
          <table:table-cell table:style-name="Table1.B10" table:number-columns-spanned="2">
            <text:p text:style-name="P1"/>
          </table:table-cell>
          <table:covered-table-cell/>
          <table:table-cell table:style-name="Table1.G11">
            <text:p text:style-name="P1"/>
          </table:table-cell>
        </table:table-row>
        <table:table-row>
          <table:table-cell table:style-name="Table1.A1" table:number-columns-spanned="7" office:value-type="string">
            <text:p text:style-name="P12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8"/>
            <text:p text:style-name="P12"><text:s text:c="5"/><text:placeholder text:placeholder-type="text">&lt;(amount_to_text(get_total_amount(o.invoice_line, o.insurance),o.currency_id)).upper() or ''&gt;</text:placeholder></text:p>
            <text:p text:style-name="P12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9"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9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2"/>
            <text:p text:style-name="P12"><text:soft-page-break/><text:s text:c="16"/><text:placeholder text:placeholder-type="text">&lt;o.epcg_no&gt;</text:placeholder> 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columns-spanned="7" office:value-type="string">
            <text:p text:style-name="P12"><text:s text:c="15"/><text:placeholder text:placeholder-type="text">&lt;o.agency_comm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94cm" style:type="center"/>
          <style:tab-stop style:position="21.1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7-17T18:51:08</dc:date>
    <meta:editing-duration>PT15H47M48S</meta:editing-duration>
    <meta:editing-cycles>338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39" meta:word-count="124" meta:character-count="1541" meta:non-whitespace-character-count="1284"/>
  </office:meta>
</office:document-meta>
</file>